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01a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eb4c3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626a3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6b8c4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76658" style:text-blinking="false" fo:background-color="transparent" loext:char-shading-value="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5">8</text:span><text:span text:style-name="T1">.</text:span><text:span text:style-name="T4">1</text:span><text:span text:style-name="T2">.</text:span><text:span text:style-name="T7">5</text:span><text:span text:style-name="T3">.</text:span><text:span text:style-name="T8">2</text:span><text:span text:style-name="T4">.</text:span><text:span text:style-name="T1"> </text:span><text:span text:style-name="T7">Dibujar cuadrados con subtareas, </text:span><text:span text:style-name="T8">revisado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0-10T10:50:29.715000000</dc:date>
    <meta:editing-duration>PT4H26M50S</meta:editing-duration>
    <meta:editing-cycles>72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" meta:word-count="7" meta:character-count="59" meta:non-whitespace-character-count="53"/>
  </office:meta>
</office:document-meta>
</file>